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64000001C9FE7ADB985EF1CE1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589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276cm" svg:height="6.588cm" svg:x="1.124cm" svg:y="3.712cm">
          <draw:image xlink:href="Pictures/1000000000000764000001C9FE7ADB985EF1CE1E.png" xlink:type="simple" xlink:show="embed" xlink:actuate="onLoad">
            <text:p/>
          </draw:image>
        </draw:frame>
        <draw:frame draw:style-name="gr2" draw:text-style-name="P2" draw:layer="layout" svg:width="7.089cm" svg:height="2.384cm" svg:x="1.211cm" svg:y="1.4cm">
          <draw:text-box>
            <text:p>Enabled if active query </text:p>
            <text:p>documents previously </text:p>
            <text:p>evaluated</text:p>
          </draw:text-box>
        </draw:frame>
        <draw:line draw:style-name="gr3" draw:text-style-name="P3" draw:layer="layout" svg:x1="4.3cm" svg:y1="3.3cm" svg:x2="4.3cm" svg:y2="5.1cm">
          <text:p/>
        </draw:line>
        <draw:frame draw:style-name="gr4" draw:text-style-name="P2" draw:layer="layout" svg:width="4.13cm" svg:height="0.962cm" svg:x="8.7cm" svg:y="2.6cm">
          <draw:text-box>
            <text:p>Progress bar</text:p>
          </draw:text-box>
        </draw:frame>
        <draw:line draw:style-name="gr3" draw:text-style-name="P3" draw:layer="layout" svg:x1="9.6cm" svg:y1="3.4cm" svg:x2="9.6cm" svg:y2="4.4cm">
          <text:p/>
        </draw:line>
        <draw:frame draw:style-name="gr5" draw:text-style-name="P2" draw:layer="layout" svg:width="3.99cm" svg:height="0.962cm" svg:x="19.11cm" svg:y="2.7cm">
          <draw:text-box>
            <text:p>Active query</text:p>
          </draw:text-box>
        </draw:frame>
        <draw:line draw:style-name="gr3" draw:text-style-name="P3" draw:layer="layout" svg:x1="21.7cm" svg:y1="3.5cm" svg:x2="16.5cm" svg:y2="7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r" fo:country="H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8T13:15:56.459000000</meta:creation-date>
    <dc:date>2017-07-12T13:53:41.896000000</dc:date>
    <meta:editing-duration>PT5H48M44S</meta:editing-duration>
    <meta:editing-cycles>19</meta:editing-cycles>
    <meta:generator>LibreOffice/5.2.4.2$Windows_x86 LibreOffice_project/3d5603e1122f0f102b62521720ab13a38a4e0eb0</meta:generator>
    <meta:document-statistic meta:object-count="7"/>
  </office:meta>
</office:document-meta>
</file>